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900E3DB765619C3A3A.png" manifest:media-type="image/png"/>
  <manifest:file-entry manifest:full-path="Pictures/10000201000003E8000001901C5710490BA64C7B.png" manifest:media-type="image/png"/>
  <manifest:file-entry manifest:full-path="Pictures/10000201000003E80000019094B367741569D44B.png" manifest:media-type="image/png"/>
  <manifest:file-entry manifest:full-path="Pictures/10000201000003E80000019094107A482D21E89B.png" manifest:media-type="image/png"/>
  <manifest:file-entry manifest:full-path="Pictures/10000201000003E8000001905CE1BA86E00EFB28.png" manifest:media-type="image/png"/>
  <manifest:file-entry manifest:full-path="Pictures/10000201000003E800000190508B0EE103E91B7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paragraph" svg:x="0.026cm" svg:y="0.053cm" svg:width="17.59cm" svg:height="7.034cm" draw:z-index="4"><draw:image xlink:href="Pictures/10000201000003E80000019094B367741569D4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079cm" svg:y="1.644cm" svg:width="17.59cm" svg:height="7.034cm" draw:z-index="5"><draw:image xlink:href="Pictures/10000201000003E8000001901C5710490BA64C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cm" svg:y="0.042cm" svg:width="17.59cm" svg:height="7.034cm" draw:z-index="0"><draw:image xlink:href="Pictures/10000201000003E8000001905CE1BA86E00EFB2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212cm" svg:y="0.457cm" svg:width="17.59cm" svg:height="7.034cm" draw:z-index="1"><draw:image xlink:href="Pictures/10000201000003E800000190508B0EE103E91B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x="0.026cm" svg:y="0.122cm" svg:width="17.59cm" svg:height="7.034cm" draw:z-index="2"><draw:image xlink:href="Pictures/10000201000003E80000019094107A482D21E8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106cm" svg:y="0.483cm" svg:width="17.59cm" svg:height="7.034cm" draw:z-index="3"><draw:image xlink:href="Pictures/10000201000003E8000001900E3DB765619C3A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55:58.606536752</meta:creation-date>
    <dc:date>2019-10-18T10:00:52.931170128</dc:date>
    <meta:editing-duration>PT4M54S</meta:editing-duration>
    <meta:editing-cycles>2</meta:editing-cycles>
    <meta:generator>LibreOffice/6.2.7.1$Linux_X86_64 LibreOffice_project/20$Build-1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